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26.196cm" table:align="margins"/>
    </style:style>
    <style:style style:name="Tableau2.A" style:family="table-column">
      <style:table-column-properties style:column-width="13.097cm" style:rel-column-width="32767*"/>
    </style:style>
    <style:style style:name="Tableau2.B" style:family="table-column">
      <style:table-column-properties style:column-width="13.099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1" style:family="table">
      <style:table-properties style:width="26.196cm" table:align="margins"/>
    </style:style>
    <style:style style:name="Tableau1.A" style:family="table-column">
      <style:table-column-properties style:column-width="13.097cm" style:rel-column-width="32767*"/>
    </style:style>
    <style:style style:name="Tableau1.B" style:family="table-column">
      <style:table-column-properties style:column-width="13.099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5" style:family="paragraph" style:parent-style-name="Standard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8" style:family="paragraph" style:parent-style-name="Standard">
      <style:text-properties fo:color="#c5000b" style:text-underline-style="none" fo:font-weight="normal" style:font-weight-asian="normal" style:font-weight-complex="normal"/>
    </style:style>
    <style:style style:name="P9" style:family="paragraph" style:parent-style-name="Standard">
      <style:text-properties fo:color="#00ff00"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3.625cm"/>
        </style:tab-stops>
      </style:paragraph-properties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fo:color="#23ff23" style:text-underline-style="none" fo:font-weight="normal" style:font-weight-asian="normal" style:font-weight-complex="normal"/>
    </style:style>
    <style:style style:name="P13" style:family="paragraph" style:parent-style-name="Standard">
      <style:text-properties fo:color="#008080" style:text-underline-style="none" fo:font-weight="normal" style:font-weight-asian="normal" style:font-weight-complex="normal"/>
    </style:style>
    <style:style style:name="P14" style:family="paragraph" style:parent-style-name="Table_20_Contents">
      <style:text-properties style:text-underline-style="solid" style:text-underline-width="auto" style:text-underline-color="font-color"/>
    </style:style>
    <style:style style:name="P15" style:family="paragraph" style:parent-style-name="Table_20_Contents">
      <style:text-properties style:text-underline-style="none"/>
    </style:style>
    <style:style style:name="P16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1">
      <style:text-properties fo:color="#000000" style:text-underline-style="none" fo:font-weight="normal" style:font-weight-asian="normal" style:font-weight-complex="normal"/>
    </style:style>
    <style:style style:name="P18" style:family="paragraph" style:parent-style-name="Standard" style:list-style-name="L2">
      <style:text-properties fo:color="#000000"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2 : Piles, Files, Listes</text:p>
      <text:p text:style-name="P10"/>
      <text:p text:style-name="P3">I]Piles</text:p>
      <text:p text:style-name="P10"/>
      <text:p text:style-name="P10">Conteneur d'objet manipulé avec des opérations fondamentales :</text:p>
      <text:p text:style-name="P10">-placer un objet sur une pile = empiler</text:p>
      <text:p text:style-name="P10">-accéder à l'objet qui est au sommet de la pile</text:p>
      <text:p text:style-name="P10">-retirer retirer le sommet : dépiler.</text:p>
      <text:p text:style-name="P10"/>
      <text:p text:style-name="P10">→ Dernier arrivé, premier servie</text:p>
      <text:p text:style-name="P10"/>
      <text:p text:style-name="P2">1.1)Spécification</text:p>
      <text:p text:style-name="P10"/>
      <text:p text:style-name="P10">spec PILE0(TRIV) étend BASE</text:p>
      <text:p text:style-name="P10">sorte Pile /* pile non bornées d'objet de sorte S */</text:p>
      <text:p text:style-name="P10">opération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pilenouv: → pile</text:p>
            <text:p text:style-name="P10">empiler : pile S → pile</text:p>
          </table:table-cell>
          <table:table-cell table:style-name="Tableau2.B1" office:value-type="string">
            <text:p text:style-name="Table_20_Contents">Générateurs de base</text:p>
          </table:table-cell>
        </table:table-row>
      </table:table>
      <text:p text:style-name="P10">Dépiler : Pile → Pile /* générateur */</text:p>
      <text:p text:style-name="P10">remplacer : Pile S → Pile /générateur remplaçant le sommet */</text:p>
      <text:p text:style-name="P10">sommet : Pile → S</text:p>
      <text:p text:style-name="P10">vide : pile → Bool</text:p>
      <text:p text:style-name="P10">hauteur : Pile → Nat</text:p>
      <text:p text:style-name="P10"/>
      <text:p text:style-name="P2">préconditions :</text:p>
      <text:p text:style-name="P10">pré dépiler(p)= non vide(p) <text:s/>/* pas obligatoire */</text:p>
      <text:p text:style-name="P10">pré sommet(p)=non vide(p)</text:p>
      <text:p text:style-name="P10">pré remplacer(p,x)= non vide(p)</text:p>
      <text:p text:style-name="P10"/>
      <text:p text:style-name="P2">axiomes: <text:span text:style-name="T1">p:pile x:S y:S</text:span></text:p>
      <text:p text:style-name="P10"/>
      <text:p text:style-name="P10">vide(Pilenouv())=vrai</text:p>
      <text:p text:style-name="P10">vide(empiler(p,x))=faux</text:p>
      <text:p text:style-name="P10">dépiler(empiler(p,x))=p</text:p>
      <text:p text:style-name="P10">sommet(empiler(p,x))=x</text:p>
      <text:p text:style-name="P10">remplacer(empiler(p,x),y)=empiler(p,y)</text:p>
      <text:p text:style-name="P10">hauteur(pilenouv)=0</text:p>
      <text:p text:style-name="P10">hauteur(empiler(p,x))=hauteur(p) +1</text:p>
      <text:p text:style-name="P10"/>
      <text:p text:style-name="P10">1.2)Implantation contiguë et programmation fonctionnelle</text:p>
      <text:p text:style-name="P10"/>
      <text:p text:style-name="P10">/*Pile bornées → avec des préconditions adaptées */</text:p>
      <text:p text:style-name="P10">typedef struct strpile {S v[N];Nat h;}Pile ;</text:p>
      <text:p text:style-name="P10"/>
      <text:p text:style-name="P10">Pile PileNouv()</text:p>
      <text:p text:style-name="P10">{</text:p>
      <text:p text:style-name="P10">Pile p ;</text:p>
      <text:p text:style-name="P10">p.h=0 ;</text:p>
      <text:p text:style-name="P10">return p ;</text:p>
      <text:p text:style-name="P10">}</text:p>
      <text:p text:style-name="P10"/>
      <text:p text:style-name="P10"/>
      <text:p text:style-name="P10"/>
      <text:p text:style-name="P10">Pile empiler(Pile p, S x)</text:p>
      <text:p text:style-name="P10">{</text:p>
      <text:p text:style-name="P10"><text:tab/>p.v[p.h]=x ;</text:p>
      <text:p text:style-name="P10"><text:tab/>p.h++ ;</text:p>
      <text:p text:style-name="P11"><text:tab/>return p ;</text:p>
      <text:p text:style-name="P10">}</text:p>
      <text:p text:style-name="P10"/>
      <text:p text:style-name="P10">Pile depiler(Pile p)</text:p>
      <text:p text:style-name="P10">{</text:p>
      <text:p text:style-name="P10"><text:tab/>p.h-- ;</text:p>
      <text:p text:style-name="P10"><text:tab/>return p ;</text:p>
      <text:p text:style-name="P10">}</text:p>
      <text:p text:style-name="P10"/>
      <text:p text:style-name="P10">Pile remplacer(Pile p, Nat y)</text:p>
      <text:p text:style-name="P10">{</text:p>
      <text:p text:style-name="P10"><text:tab/>p.v[p.h-1]=y ;</text:p>
      <text:p text:style-name="P10"><text:tab/>return p ;</text:p>
      <text:p text:style-name="P10">}</text:p>
      <text:p text:style-name="P10"/>
      <text:p text:style-name="P10">S sommet(Pile p)</text:p>
      <text:p text:style-name="P10">{</text:p>
      <text:p text:style-name="P10"><text:tab/>return p.v[p.h -1] ;</text:p>
      <text:p text:style-name="P10">}</text:p>
      <text:p text:style-name="P10"/>
      <text:p text:style-name="P10">Nat hauteur(Pile p)</text:p>
      <text:p text:style-name="P10">{</text:p>
      <text:p text:style-name="P10"><text:tab/>return p.h ;</text:p>
      <text:p text:style-name="P10">}</text:p>
      <text:p text:style-name="P10"/>
      <text:p text:style-name="P10">bool vide(Pile p)</text:p>
      <text:p text:style-name="P10">{</text:p>
      <text:p text:style-name="P10">return (p.h ==0)</text:p>
      <text:p text:style-name="P10">}</text:p>
      <text:p text:style-name="P10"/>
      <text:p text:style-name="P2">1.3)Implantation contiguë et programmation avec mutation</text:p>
      <text:p text:style-name="P10"/>
      <text:p text:style-name="P10">typedef struct strPile {S v[N] ; Nat h;} StrPile, *Pile ;</text:p>
      <text:p text:style-name="P10"/>
      <text:p text:style-name="P10">Pile PileNouv()</text:p>
      <text:p text:style-name="P10">{</text:p>
      <text:p text:style-name="P10">Pile p = MALLOC(StrPile);</text:p>
      <text:p text:style-name="P10">p → h=0 ;</text:p>
      <text:p text:style-name="P10">return p ;</text:p>
      <text:p text:style-name="P10">}</text:p>
      <text:p text:style-name="P10"/>
      <text:p text:style-name="P10"/>
      <text:p text:style-name="P10">Pile empiler(Pile p, S x)</text:p>
      <text:p text:style-name="P10">{</text:p>
      <text:p text:style-name="P10"><text:tab/>p → v[p → h]=x ;</text:p>
      <text:p text:style-name="P10"><text:tab/>p → h++ ;</text:p>
      <text:p text:style-name="P10"><text:tab/>return p ;</text:p>
      <text:p text:style-name="P10">}</text:p>
      <text:p text:style-name="P10"/>
      <text:p text:style-name="P10">Pile depiler(Pile p)</text:p>
      <text:p text:style-name="P10">{</text:p>
      <text:p text:style-name="P10"><text:tab/>p → h-- ;</text:p>
      <text:p text:style-name="P10"><text:tab/>return p ;</text:p>
      <text:p text:style-name="P10">}</text:p>
      <text:p text:style-name="P10"/>
      <text:p text:style-name="P10">Pile remplacer(Pile p, Nat y)</text:p>
      <text:p text:style-name="P10">{</text:p>
      <text:p text:style-name="P10"><text:tab/>p → v[p → h-1]=y ;</text:p>
      <text:p text:style-name="P10"><text:tab/>return p ;</text:p>
      <text:p text:style-name="P10">}</text:p>
      <text:p text:style-name="P10"/>
      <text:p text:style-name="P10">S sommet(Pile p)</text:p>
      <text:p text:style-name="P10">{</text:p>
      <text:p text:style-name="P10"><text:tab/>p → v[p → h -1] ;</text:p>
      <text:p text:style-name="P10"><text:tab/>return p ;</text:p>
      <text:p text:style-name="P10">}</text:p>
      <text:p text:style-name="P10"/>
      <text:p text:style-name="P10">Nat hauteur(Pile p)</text:p>
      <text:p text:style-name="P10">{</text:p>
      <text:p text:style-name="P10"><text:tab/>p → h ;</text:p>
      <text:p text:style-name="P10"><text:tab/>return p ;</text:p>
      <text:p text:style-name="P10">}</text:p>
      <text:p text:style-name="P10"/>
      <text:p text:style-name="P10">bool vide(Pile p)</text:p>
      <text:p text:style-name="P10">{</text:p>
      <text:p text:style-name="P10">return (p → h ==0)</text:p>
      <text:p text:style-name="P10">}</text:p>
      <text:p text:style-name="P10"/>
      <text:p text:style-name="P2">1.4)Implantation par chaînage</text:p>
      <text:p text:style-name="P10">Pile non bornée.</text:p>
      <text:p text:style-name="P10"/>
      <text:p text:style-name="P2">Figure 3</text:p>
      <text:p text:style-name="P10"/>
      <text:p text:style-name="P10">typedef struct strpile{S v ; strpile* suivant} StrPile, *Pile ;</text:p>
      <text:p text:style-name="P10"/>
      <text:p text:style-name="P10">Pile pilenouv()</text:p>
      <text:p text:style-name="P10">{</text:p>
      <text:p text:style-name="P10"><text:tab/>Pile p = NULL ;</text:p>
      <text:p text:style-name="P10"><text:tab/>return p ;</text:p>
      <text:p text:style-name="P10">}</text:p>
      <text:p text:style-name="P10"/>
      <text:p text:style-name="P10">Pile empiler(Pile p, S a)</text:p>
      <text:p text:style-name="P10">{</text:p>
      <text:p text:style-name="P10"><text:tab/>Pile p_temp=MALLOC(StrPile) ;</text:p>
      <text:p text:style-name="P10"><text:tab/>p_temp → v= a ;</text:p>
      <text:p text:style-name="P10"><text:tab/></text:p>
      <text:p text:style-name="P10"><text:tab/>p_temp → suivant = p ;</text:p>
      <text:p text:style-name="P10"><text:tab/></text:p>
      <text:p text:style-name="P10"><text:tab/>return p_temp ;</text:p>
      <text:p text:style-name="P10">}</text:p>
      <text:p text:style-name="P10"/>
      <text:p text:style-name="P10">S sommet(Pile p)</text:p>
      <text:p text:style-name="P10">{</text:p>
      <text:p text:style-name="P10"><text:tab/>return p → v ;</text:p>
      <text:p text:style-name="P10">}</text:p>
      <text:p text:style-name="P10"/>
      <text:p text:style-name="P10">bool vide(Pile p)</text:p>
      <text:p text:style-name="P10">{</text:p>
      <text:p text:style-name="P10"><text:tab/>return p==NULL ;</text:p>
      <text:p text:style-name="P10">}</text:p>
      <text:p text:style-name="P10"/>
      <text:p text:style-name="P10">Pile depiler(Pile p)/* Version fonctionnelle*/</text:p>
      <text:p text:style-name="P10">{</text:p>
      <text:p text:style-name="P10"><text:tab/>return p → suivant ;</text:p>
      <text:p text:style-name="P10">}</text:p>
      <text:p text:style-name="P10">Pile depiler(Pile p)/*Version avec mutation*/</text:p>
      <text:p text:style-name="P10">Pile p1 = p → s ;</text:p>
      <text:p text:style-name="P10">free(p) ;</text:p>
      <text:p text:style-name="P10">return p1 ;</text:p>
      <text:p text:style-name="P10">}</text:p>
      <text:p text:style-name="P10"/>
      <text:p text:style-name="P16">Pile remplacer(Pile p, S x)</text:p>
      <text:p text:style-name="P10">{</text:p>
      <text:p text:style-name="P10"><text:tab/>return empiler(depiler(p,x) ;</text:p>
      <text:p text:style-name="P10">}</text:p>
      <text:p text:style-name="P10">Pile remplacer(Pile p, S x)</text:p>
      <text:p text:style-name="P10">{</text:p>
      <text:p text:style-name="P10"><text:tab/>p → v =x ;</text:p>
      <text:p text:style-name="P10"><text:tab/>return p ;</text:p>
      <text:p text:style-name="P10">}</text:p>
      <text:p text:style-name="P10"/>
      <text:p text:style-name="P10">Nat hauteur(Pile p)</text:p>
      <text:p text:style-name="P10">{</text:p>
      <text:p text:style-name="P10"><text:tab/>Nat i=0 ;</text:p>
      <text:p text:style-name="P10"><text:tab/>while(p!=NULL)</text:p>
      <text:p text:style-name="P10"><text:tab/>{</text:p>
      <text:p text:style-name="P10"><text:tab/><text:tab/>i++ ;</text:p>
      <text:p text:style-name="P10"><text:tab/><text:tab/>p=p → suivant ;</text:p>
      <text:p text:style-name="P10"><text:tab/>}</text:p>
      <text:p text:style-name="P10"/>
      <text:p text:style-name="P10"><text:tab/>return i ;</text:p>
      <text:p text:style-name="P10">}</text:p>
      <text:p text:style-name="P10">Nat hauteur(Pile p)</text:p>
      <text:p text:style-name="P10">{</text:p>
      <text:p text:style-name="P10"><text:tab/>if(p=NULL) return 0;</text:p>
      <text:p text:style-name="P10"><text:tab/>else return 1 + hauteur(p → suivant) ;</text:p>
      <text:p text:style-name="P10">}</text:p>
      <text:p text:style-name="P10"/>
      <text:p text:style-name="P10"/>
      <text:p text:style-name="P10"><text:tab/></text:p>
      <text:p text:style-name="P3">II]Files</text:p>
      <text:p text:style-name="P7"/>
      <text:p text:style-name="P7">Premiers arrivé, Premier Servi PAPS</text:p>
      <text:p text:style-name="P7">First in, First out FIFO</text:p>
      <text:p text:style-name="P7"/>
      <text:p text:style-name="P7">Opérations fondamentales : ajouter un élément en queue de file, supprimer l'élément en tête de file, acceder à l'élément en tête.</text:p>
      <text:p text:style-name="P7"/>
      <text:p text:style-name="P7">2.1)Spécifiation</text:p>
      <text:p text:style-name="P7"/>
      <text:p text:style-name="P7">Générateur de base :</text:p>
      <text:p text:style-name="P7">-file vide</text:p>
      <text:p text:style-name="P7">-ajouter un élément en queue</text:p>
      <text:p text:style-name="P7">permet de fabriquer toutes les files.</text:p>
      <text:p text:style-name="P7">Spécifions des files génériques, non bornées, d'objet de sorte S(on suppose que cette sorte apparaît dans une spécification trivial=TRIV).</text:p>
      <text:p text:style-name="P7"/>
      <text:p text:style-name="P7">Spec FILE0(TRIV) étend BASE</text:p>
      <text:p text:style-name="P7">sorte File /* files fon bornées */</text:p>
      <text:p text:style-name="P8">filenouv : → file /*file vide*/</text:p>
      <text:p text:style-name="P8">adjq : file S-&gt; file /*ajout en queue*/</text:p>
      <text:p text:style-name="P12">supt : file → file /*suppression en tête*/</text:p>
      <text:p text:style-name="P13">tête : file → S / élement en tête*/</text:p>
      <text:p text:style-name="P13">vide : file → Bool /*test de vacuité*/</text:p>
      <text:p text:style-name="P8">générateurs de base</text:p>
      <text:p text:style-name="P12">générateurs</text:p>
      <text:p text:style-name="P13">sélecteurs</text:p>
      <text:p text:style-name="P5"><text:span text:style-name="T2">On appelle les générateurs, générateurs de base et sélécteurs, le </text:span>noyau de base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Préconditions <text:span text:style-name="T1">f:file</text:span></text:p>
            <text:p text:style-name="P15"/>
            <text:p text:style-name="P15">pré tête(f)= f non vide</text:p>
            <text:p text:style-name="P15"/>
            <text:p text:style-name="P15"/>
          </table:table-cell>
          <table:table-cell table:style-name="Tableau1.B1" office:value-type="string">
            <text:p text:style-name="P14">Axiomes <text:span text:style-name="T1">f:file x,y : S</text:span></text:p>
            <text:p text:style-name="P15"/>
            <text:p text:style-name="P15">(f1)vide(filenouv)=vrai</text:p>
            <text:p text:style-name="P15">(f3)vide(adjq(f,x))=faux</text:p>
            <text:p text:style-name="P15"/>
            <text:p text:style-name="P15">(f5)tête(adjq(f,x))=si vide(f) alors x</text:p>
            <text:p text:style-name="P15"><text:tab/><text:tab/>sinon tête(f) fsi</text:p>
            <text:p text:style-name="P15"/>
            <text:p text:style-name="P15">(f2)lgr(filenouv)=0</text:p>
            <text:p text:style-name="P15">(f5)lgr(adjq(f,x)=1+lgr(f)</text:p>
            <text:p text:style-name="P15"/>
            <text:p text:style-name="P15">(f6)supt(filenouv,y)=filenouv</text:p>
            <text:p text:style-name="P15">(f7)supt(adjq(f,x),y)=si vide(f) alors filenouv()</text:p>
            <text:p text:style-name="P15"><text:tab/><text:tab/> <text:s text:c="4"/>sinon adjq(supt(j),x)fsi </text:p>
            <text:p text:style-name="P15"><text:tab/><text:tab/> <text:s text:c="4"/>si x==y f</text:p>
          </table:table-cell>
        </table:table-row>
      </table:table>
      <text:p text:style-name="P7"/>
      <text:p text:style-name="P7">2.2)Représentation contigue</text:p>
      <text:p text:style-name="P7">Une file peut être représentée par un tableau v de n éléments, alloué statistiquement S v[N] ; alloué dynamiquement S* v ; ce qui convient pour des files non bornées.</text:p>
      <text:p text:style-name="P7">Il convient de noter le début=t et la longueur=l (ou le début et la fin).</text:p>
      <text:p text:style-name="P7"/>
      <text:p text:style-name="P7">q=(t+l-1) mod N</text:p>
      <text:p text:style-name="P7">typedef struct {S v[N] ; Nat t;Nat l;} File ; → Fonctionnel</text:p>
      <text:p text:style-name="P7">typedef struct {S v[N]/S *v ; Nat t;Nat l;} StrFile, *File ; → impératif</text:p>
      <text:p text:style-name="P7"/>
      <text:p text:style-name="P7">2.3)Représentation par chaînage.</text:p>
      <text:p text:style-name="P7">(un élément de la file a dans sa structure un pointeur qui pointe sur le prochain élément).</text:p>
      <text:p text:style-name="P7"/>
      <text:p text:style-name="P7">Figure 1</text:p>
      <text:p text:style-name="P7"/>
      <text:p text:style-name="P7">On mémorise la tête et la queue de la file pour faire efficacement les opérations de base.</text:p>
      <text:p text:style-name="P7"/>
      <text:p text:style-name="P7">Déclaration en C de cette Structure de donnée :</text:p>
      <text:p text:style-name="P7"/>
      <text:p text:style-name="P8">typedef struct <text:span text:style-name="T3">strfile</text:span> {S v ; <text:span text:style-name="T3">struct strfile</text:span> * Suiv;} StrFile ;</text:p>
      <text:p text:style-name="P7"/>
      <text:p text:style-name="P7">On est obligé de mettre le strfile avant et struct strfile dedans sinon le compilateur plante.</text:p>
      <text:p text:style-name="P7"/>
      <text:p text:style-name="P9">Typedef struct { StrFile * t ; StrFile* q;}File ;</text:p>
      <text:p text:style-name="P4"/>
      <text:p text:style-name="P4">Ecrivons les opérations :</text:p>
      <text:p text:style-name="P4"/>
      <text:p text:style-name="P7">File filenouv()</text:p>
      <text:p text:style-name="P7">{File f ;</text:p>
      <text:p text:style-name="P7">f.t=NULL;f.q=NULL;</text:p>
      <text:p text:style-name="P7">return f;}</text:p>
      <text:p text:style-name="P7"/>
      <text:p text:style-name="P6">Cas général Adjt</text:p>
      <text:p text:style-name="P7"/>
      <text:p text:style-name="P7">f1=adjq(f,x)</text:p>
      <text:list xml:id="list1053758013" text:style-name="L1">
        <text:list-item>
          <text:p text:style-name="P17">Strfile * f1=MALLOC(Strfile) ;</text:p>
        </text:list-item>
        <text:list-item>
          <text:p text:style-name="P17">f1 → v = x ;</text:p>
        </text:list-item>
        <text:list-item>
          <text:p text:style-name="P17">f1 → suiv=NULL ;</text:p>
        </text:list-item>
        <text:list-item>
          <text:p text:style-name="P17">f.q → suiv=f1 ;</text:p>
        </text:list-item>
        <text:list-item>
          <text:p text:style-name="P17">f.q=f1 ;</text:p>
        </text:list-item>
      </text:list>
      <text:p text:style-name="P7"/>
      <text:p text:style-name="P6">Cas particuliers ? Oui l'ensemble vide.</text:p>
      <text:p text:style-name="P7"/>
      <text:p text:style-name="P7">File adjq(File f, S x)</text:p>
      <text:p text:style-name="P7">{StrFile* f1=MALLOC(Strfile) ;</text:p>
      <text:p text:style-name="P7">f1 → v=x ;</text:p>
      <text:p text:style-name="P7">f1 → suiv=NULL ;</text:p>
      <text:p text:style-name="P7">if(f.t==NULL){f.t=f1;f.q=f1}</text:p>
      <text:p text:style-name="P7">else{f.q → suiv = f1 ; f.q = f1;}</text:p>
      <text:p text:style-name="P7">return f ;</text:p>
      <text:p text:style-name="P7">}</text:p>
      <text:p text:style-name="P7"/>
      <text:p text:style-name="P7">Cas général supprt</text:p>
      <text:p text:style-name="P7">(1)StrFile * addr = f.t</text:p>
      <text:p text:style-name="P7">(2)f.t=f.t → suiv ;</text:p>
      <text:p text:style-name="P7">(3)free(addr) ;</text:p>
      <text:p text:style-name="P7"/>
      <text:p text:style-name="P7"/>
      <text:p text:style-name="P7">Cas particuliers : Un seul élément, file vide.</text:p>
      <text:p text:style-name="P7"/>
      <text:p text:style-name="P7">File supt(File f)</text:p>
      <text:p text:style-name="P7">{</text:p>
      <text:p text:style-name="P7">StrFile * temp = f.t ;</text:p>
      <text:p text:style-name="P7">if(f.t==f.q)</text:p>
      <text:p text:style-name="P7">{if(f.t!= NULL) {free(temp) f.t =NULL ; f.q =NULL;}</text:p>
      <text:p text:style-name="P7">else {f.t = f.t → suiv ; free(temp);}</text:p>
      <text:p text:style-name="P7">return f ;</text:p>
      <text:p text:style-name="P7">}</text:p>
      <text:p text:style-name="P7"/>
      <text:p text:style-name="P7">Une variante consiste à rendre la file circulaire (Fig 3), et ainsi nous n'avons plus besoin de connaître l'adresse de la tête.</text:p>
      <text:p text:style-name="P7"/>
      <text:p text:style-name="P7">Typedef struct strfile { S v;struct strfile *suiv;} Strfile, *File ;</text:p>
      <text:p text:style-name="P7"/>
      <text:p text:style-name="P7">Cas général</text:p>
      <text:list xml:id="list496969715" text:style-name="L2">
        <text:list-item>
          <text:p text:style-name="P18">Strfile *f1=MALLOC (Strfile)</text:p>
        </text:list-item>
        <text:list-item>
          <text:p text:style-name="P18">f1-&gt; v=x ;</text:p>
        </text:list-item>
        <text:list-item>
          <text:p text:style-name="P18">f1 → suiv = q → suiv</text:p>
        </text:list-item>
        <text:list-item>
          <text:p text:style-name="P18">q → suiv = f1</text:p>
        </text:list-item>
        <text:list-item>
          <text:p text:style-name="P18">q=f1</text:p>
        </text:list-item>
      </text:list>
      <text:p text:style-name="P7"/>
      <text:p text:style-name="P7">File adjq(File q,S x)</text:p>
      <text:p text:style-name="P7">{</text:p>
      <text:p text:style-name="P7">File f1 = MALLOC(Strfile) ;</text:p>
      <text:p text:style-name="P7">f1 → v = x ;</text:p>
      <text:p text:style-name="P7">if(vide(q)) f1 → suiv = f1 ;</text:p>
      <text:p text:style-name="P7">else {f1 → suiv=q → suiv ; q → = f1;}</text:p>
      <text:p text:style-name="P7">return f1 ;</text:p>
      <text:p text:style-name="P7">}</text:p>
      <text:p text:style-name="P7"/>
      <text:p text:style-name="P7"/>
      <text:p text:style-name="P7">File supt(File f)</text:p>
      <text:p text:style-name="P7">File temp = (f → suiv) → suiv ;</text:p>
      <text:p text:style-name="P7">free(f → suiv) ;</text:p>
      <text:p text:style-name="P7">f= temp ;</text:p>
      <text:p text:style-name="P7">return f ;</text:p>
      <text:p text:style-name="P7">}</text:p>
      <text:p text:style-name="P7"/>
      <text:p text:style-name="P7">/*corrigé*/</text:p>
      <text:p text:style-name="P7">File supt(File f)</text:p>
      <text:p text:style-name="P7">{</text:p>
      <text:p text:style-name="P7"><text:tab/>File temp=f → suiv ;</text:p>
      <text:p text:style-name="P7"><text:tab/>if(f → suiv ==f)</text:p>
      <text:p text:style-name="P7"><text:tab/>{</text:p>
      <text:p text:style-name="P7"><text:tab/><text:tab/>f=NULL ;</text:p>
      <text:p text:style-name="P7"><text:tab/><text:tab/>FREE(temp) ;</text:p>
      <text:p text:style-name="P7"><text:tab/>}</text:p>
      <text:p text:style-name="P7"><text:tab/>else</text:p>
      <text:p text:style-name="P7"><text:tab/>{</text:p>
      <text:p text:style-name="P7"><text:tab/><text:tab/>f → suiv = temp → suiv ;</text:p>
      <text:p text:style-name="P7"><text:tab/><text:tab/>FREE(temp) ;</text:p>
      <text:p text:style-name="P7"><text:tab/>}</text:p>
      <text:p text:style-name="P7"><text:tab/>return f ;</text:p>
      <text:p text:style-name="P7">}</text:p>
      <text:p text:style-name="P7"/>
      <text:p text:style-name="P7">File Filevide(File f)</text:p>
      <text:p text:style-name="P7">{</text:p>
      <text:p text:style-name="P7">return f==NULL ;</text:p>
      <text:p text:style-name="P7">}</text:p>
      <text:p text:style-name="P7"/>
      <text:p text:style-name="P7">File Tete(File f)</text:p>
      <text:p text:style-name="P7">{</text:p>
      <text:p text:style-name="P7">return f → suiv → v ;</text:p>
      <text:p text:style-name="P7">}</text:p>
      <text:p text:style-name="P7"/>
      <text:p text:style-name="P7">Nat lgr(File f)</text:p>
      <text:p text:style-name="P7">{</text:p>
      <text:p text:style-name="P7">Nat longueur = (f != NULL);</text:p>
      <text:p text:style-name="P7">if(f!=NULL)</text:p>
      <text:p text:style-name="P7">{</text:p>
      <text:p text:style-name="P7"><text:tab/>File temp=f → suiv;</text:p>
      <text:p text:style-name="P7"><text:tab/>while(temp !=f)</text:p>
      <text:p text:style-name="P7"><text:tab/>{</text:p>
      <text:p text:style-name="P7"><text:tab/><text:tab/>longueur++ ;</text:p>
      <text:p text:style-name="P7"><text:tab/><text:tab/>temp=temp → suiv ;</text:p>
      <text:p text:style-name="P7"><text:tab/>}</text:p>
      <text:p text:style-name="P7">}</text:p>
      <text:p text:style-name="P7">return longueur ;</text:p>
      <text:p text:style-name="P7">}</text:p>
      <text:p text:style-name="P7"/>
      <text:p text:style-name="P7"/>
      <text:p text:style-name="P7">Bool app(File f, Nat x)</text:p>
      <text:p text:style-name="P7">{</text:p>
      <text:p text:style-name="P7">bool b=0 ;</text:p>
      <text:p text:style-name="P7">if(f!=NULL)</text:p>
      <text:p text:style-name="P7">{</text:p>
      <text:p text:style-name="P7"><text:tab/>b=(f → v == x );</text:p>
      <text:p text:style-name="P7"><text:tab/>File temp=f ;</text:p>
      <text:p text:style-name="P7"><text:tab/>while((temp → suiv!= f) &amp;&amp; (temp → v != x))</text:p>
      <text:p text:style-name="P7"><text:tab/>{</text:p>
      <text:p text:style-name="P7"><text:tab/><text:tab/>temp=temp → suiv ;</text:p>
      <text:p text:style-name="P7"><text:tab/><text:tab/>b= (temp → v == x) ;</text:p>
      <text:p text:style-name="P7"><text:tab/>}</text:p>
      <text:p text:style-name="P7">}</text:p>
      <text:p text:style-name="P7"><text:tab/></text:p>
      <text:p text:style-name="P7"><text:tab/>return b ;</text:p>
      <text:p text:style-name="P7">}</text:p>
      <text:p text:style-name="P7"/>
      <text:p text:style-name="P7">S ieme(File f,int i)</text:p>
      <text:p text:style-name="P7">{</text:p>
      <text:p text:style-name="P7"><text:tab/>File temp=f → suiv;</text:p>
      <text:p text:style-name="P7"><text:tab/>for(i;i&gt;0;i--)</text:p>
      <text:p text:style-name="P7"><text:tab/>{</text:p>
      <text:p text:style-name="P7"><text:tab/><text:tab/>temp=temp → suiv ;</text:p>
      <text:p text:style-name="P7"><text:tab/>}</text:p>
      <text:p text:style-name="P7"><text:tab/>return temp → v ;</text:p>
      <text:p text:style-name="P7">}</text:p>
      <text:p text:style-name="P7"/>
      <text:p text:style-name="P3">III)Listes linéaire</text:p>
      <text:p text:style-name="P7"/>
      <text:p text:style-name="P6">Définition :</text:p>
      <text:p text:style-name="P7">Une liste linéaire sur un ensemble E est une suite finie x1,x2 ..xk d'élément de E.</text:p>
      <text:p text:style-name="P7">On peut les noters (x1,x2...,xk) </text:p>
      <text:p text:style-name="P7"/>
      <text:p text:style-name="P7">3.1)Spécification de listes génériques non bornées :</text:p>
      <text:p text:style-name="P7"/>
      <text:p text:style-name="P7"><text:span text:style-name="T4">spec</text:span> LISTE0(TRIV) étend BASE</text:p>
      <text:p text:style-name="P7"><text:span text:style-name="T4">sorte</text:span> Liste</text:p>
      <text:p text:style-name="P6">opérations :</text:p>
      <text:p text:style-name="P7"><text:s/></text:p>
      <text:p text:style-name="P7">Listenouv : → Liste</text:p>
      <text:p text:style-name="P7">adjt : Liste S → Liste</text:p>
      <text:p text:style-name="P7"/>
      <text:p text:style-name="P7">supt : Liste → Liste</text:p>
      <text:p text:style-name="P7">tete : Liste → S</text:p>
      <text:p text:style-name="P7">vide : Listes → Bool</text:p>
      <text:p text:style-name="P7">lgr : Liste → Nat </text:p>
      <text:p text:style-name="P7">app : Liste S → Bool</text:p>
      <text:p text:style-name="P7">/*opération en bonus */</text:p>
      <text:p text:style-name="P7">adjq : Liste S → Liste</text:p>
      <text:p text:style-name="P7">supq:Liste → Liste</text:p>
      <text:p text:style-name="P7">queue : Liste → S</text:p>
      <text:p text:style-name="P7"/>
      <text:p text:style-name="P7"><text:span text:style-name="T4">Préconditions</text:span> :</text:p>
      <text:p text:style-name="P7">pre tete(l)=pre queue(l)=non vide(l)</text:p>
      <text:p text:style-name="P7"/>
      <text:p text:style-name="P6">axiomes :</text:p>
      <text:p text:style-name="P7">supt(ø)=ø</text:p>
      <text:p text:style-name="P7">supt(adjt(l,x))=l</text:p>
      <text:p text:style-name="P7"/>
      <text:p text:style-name="P7">tete(adjt(l,x))=x</text:p>
      <text:p text:style-name="P7"/>
      <text:p text:style-name="P7">vide(ø)=true</text:p>
      <text:p text:style-name="P7">vide(adjt(l,x))=false</text:p>
      <text:p text:style-name="P7"/>
      <text:p text:style-name="P7">lgr(ø)=0</text:p>
      <text:p text:style-name="P7">lgr(adjt(l,x))=1+lgr(l)</text:p>
      <text:p text:style-name="P7"/>
      <text:p text:style-name="P7">app(ø,x)=false</text:p>
      <text:p text:style-name="P7">app(adjt(l,x),y)=if(x=y) then true</text:p>
      <text:p text:style-name="P7"><text:tab/><text:tab/>else app(l,y)</text:p>
      <text:p text:style-name="P7"/>
      <text:p text:style-name="P7">adjq(ø,x)=adjt(ø,x)</text:p>
      <text:p text:style-name="P7">adjq(adjt(l,x),y)=adjt(adjq(l,y),x)</text:p>
      <text:p text:style-name="P7"/>
      <text:p text:style-name="P7">supq(ø)=ø</text:p>
      <text:p text:style-name="P7">supq(adjt(l,x))=if(l=ø) then ø</text:p>
      <text:p text:style-name="P7"><text:tab/><text:tab/>else adjt(supq(l),x)</text:p>
      <text:p text:style-name="P7"/>
      <text:p text:style-name="P7">queue(adjt(l,x))= si vide(l) alors x</text:p>
      <text:p text:style-name="P7"><text:tab/><text:tab/>else queue(l)</text:p>
      <text:p text:style-name="P7"/>
      <text:p text:style-name="P7"/>
      <text:p text:style-name="P7"><text:span text:style-name="T4">opérations sur le i-ème élément </text:span>:</text:p>
      <text:p text:style-name="P7">_ [_] : Liste Nat -&gt;S /*l[i] ou elem(l,i)*/</text:p>
      <text:p text:style-name="P7">ins : liste Nat S → Liste /* insertion en ième position*/</text:p>
      <text:p text:style-name="P7">sup: liste Nat → liste /*suppression du ième élément */</text:p>
      <text:p text:style-name="P7">chg : liste Nat S → Liste /*remplacement du ième élément */</text:p>
      <text:p text:style-name="P7"/>
      <text:p text:style-name="P7">préconditions :</text:p>
      <text:p text:style-name="P7">pré l[i] / sup(l,i) / chg(l,i) = 1 &lt;= i &lt;= lgr(l) et l non vide</text:p>
      <text:p text:style-name="P7">pre ins(l,i,x) = 1 &lt;= i &lt;= lgr(l) +1</text:p>
      <text:p text:style-name="P7"/>
      <text:p text:style-name="P7"/>
      <text:p text:style-name="P7">axiomes :</text:p>
      <text:p text:style-name="P7"/>
      <text:p text:style-name="P7">elem(adjt(l,x),i)=si i=1 alors x</text:p>
      <text:p text:style-name="P7"><text:tab/>sinon elem(l,i-1) ;</text:p>
      <text:p text:style-name="P7"/>
      <text:p text:style-name="P7">ins(ø,1,x)=adjt(ø,x)</text:p>
      <text:p text:style-name="P7">ins(adjt(l,x),y,i)=si i=1 alors adjt(adjt(l,x),y)</text:p>
      <text:p text:style-name="P7"><text:tab/><text:tab/>sinon adjt(ins(l,y,i-1),x)</text:p>
      <text:p text:style-name="P7"/>
      <text:p text:style-name="P7">sup(adjt(l,x),i)=si i=1 alors l</text:p>
      <text:p text:style-name="P7"><text:tab/><text:tab/>sinon adjt(sup(l,i-1),x)</text:p>
      <text:p text:style-name="P7"/>
      <text:p text:style-name="P7">chg(ø,i,y)=ø</text:p>
      <text:p text:style-name="P7">chg(adj(l,x),i,y)= si i=1 alors adjt(l,y)</text:p>
      <text:p text:style-name="P7"><text:tab/><text:tab/>sinon adjt(chg(l,i-1,y),x)</text:p>
      <text:p text:style-name="P7"/>
      <text:p text:style-name="P7"/>
      <text:p text:style-name="P7">fonction bonus2 :</text:p>
      <text:p text:style-name="P7">lig : Liste Nat → Liste /*sous liste terminant au ième élément non inclut*/</text:p>
      <text:p text:style-name="P7">lid:Liste Nat → Liste /*sous liste commencant au ième élément non inclut*/</text:p>
      <text:p text:style-name="P7"/>
      <text:p text:style-name="P7"/>
      <text:p text:style-name="P7">axiomes bonus2 :</text:p>
      <text:p text:style-name="P7">lig(ø,i)=ø</text:p>
      <text:p text:style-name="P7">lig(adjt(l,x),i)=si i=1 alors ø</text:p>
      <text:p text:style-name="P7"><text:tab/><text:tab/>sinon adjt(lig(l,i-1),x)</text:p>
      <text:p text:style-name="P7"/>
      <text:p text:style-name="P7">lid(ø,i)=ø</text:p>
      <text:p text:style-name="P7">lid(adjt(l,x),i)=si i==1 alors l</text:p>
      <text:p text:style-name="P7"><text:tab/><text:tab/>sinon lid(l,i-1)</text:p>
      <text:p text:style-name="P7"/>
      <text:p text:style-name="P7"/>
      <text:p text:style-name="P7">fonction bonus3 :</text:p>
      <text:p text:style-name="P7">/*opération sur la 1er occurrence d'un élément*/</text:p>
      <text:p text:style-name="P7">sup1 : Liste S → Liste</text:p>
      <text:p text:style-name="P7">chg1 : Liste S S → Liste</text:p>
      <text:p text:style-name="P7"/>
      <text:p text:style-name="P7">axiome bonus 3 :</text:p>
      <text:p text:style-name="P7"/>
      <text:p text:style-name="P7">sup1(ø,x)=ø</text:p>
      <text:p text:style-name="P7">sup1(adjt(l,x),y)= si x==y alors l</text:p>
      <text:p text:style-name="P7"><text:tab/><text:tab/>sinon adjt(sup1(l,y),x)</text:p>
      <text:p text:style-name="P7"/>
      <text:p text:style-name="P7">chg1(ø,x)=ø</text:p>
      <text:p text:style-name="P7">ch1(adjt(l,x),y,z)=si x==y alors adjt(l,z)</text:p>
      <text:p text:style-name="P7"><text:tab/><text:tab/>sinon adjt(chg1(l,y,z),x)</text:p>
      <text:p text:style-name="P7"/>
      <text:p text:style-name="P7">/*concaténation de 2 listes*/</text:p>
      <text:p text:style-name="P7">conc : Liste Liste → Liste</text:p>
      <text:p text:style-name="P7"/>
      <text:p text:style-name="P7">conc(ø,l)=l</text:p>
      <text:p text:style-name="P7">conc(l,ø)=l</text:p>
      <text:p text:style-name="P7">conc(adjt(l1,x),l2)=adjt(conc(l1,l2),x)</text:p>
      <text:p text:style-name="P7"/>
      <text:p text:style-name="P7"/>
      <text:p text:style-name="P6">Quelques variantes :</text:p>
      <text:p text:style-name="P7">-Il est possible de spécifier les opérations hors noyau non pas par rapport aux générateurs de base, mais ''directement''</text:p>
      <text:p text:style-name="P7">ex : adjq(l,x)=si vide (l) alors adjt(listenouv,x) → pas avec listenouv</text:p>
      <text:p text:style-name="P7"><text:tab/><text:tab/>sinon adjt(adjq(supt(l),x),tete (l))</text:p>
      <text:p text:style-name="P7"/>
      <text:p text:style-name="P7">Attention, sur adjq, un programmation à l'identique conduirait à des exécutions très inéfficaces.</text:p>
      <text:p text:style-name="P7"/>
      <text:p text:style-name="P7">-Pour préparer la programmation, nous allons raffiner la spécification en y introduisant des préoccupations d'efficacité(ex = parcours sur les listes à minimiser)</text:p>
      <text:p text:style-name="P7">ex sur l'opération donnant le ième élément :</text:p>
      <text:p text:style-name="P7">1)spécif par rapport au générateurs de base</text:p>
      <text:p text:style-name="P7"><text:tab/>ième(adjt(l,x),i) = si i ==1 alors x sinon ième(l,i-1)</text:p>
      <text:p text:style-name="P7">2)spécif direct</text:p>
      <text:p text:style-name="P7"/>
      <text:p text:style-name="P7">ième(l,i)=si i==1 alors tete(l)</text:p>
      <text:p text:style-name="P7"><text:tab/>sinon ième(supt(l),i-1)</text:p>
      <text:p text:style-name="P7"/>
      <text:p text:style-name="P7">ou bien</text:p>
      <text:p text:style-name="P7">ième(l,i)=si i==lgr(l) alors queue(l)</text:p>
      <text:p text:style-name="P7"><text:tab/>sinon ième(supq(l),i)</text:p>
      <text:p text:style-name="P7">Dans ces 2 versions, il apparaît un sens de parcours des listes, gauche à droite ou droit à gauche</text:p>
      <text:p text:style-name="P7">3)specif itératif</text:p>
      <text:p text:style-name="P7">l[i]= tete(l1)</text:p>
      <text:p text:style-name="P7">avec (l1,k)=init(l,1) tant que (k&lt;i)</text:p>
      <text:p text:style-name="P7"><text:tab/>rep (supt(l1),k+1) frep</text:p>
      <text:p text:style-name="P7"/>
      <text:p text:style-name="P7">l[i]=queue(l1)</text:p>
      <text:p text:style-name="P7">avec (l1,k)=init(l,lgr(l)) tant que k&gt;i</text:p>
      <text:p text:style-name="P7"><text:tab/>rep(supq(l1)k-1) frep</text:p>
      <text:p text:style-name="P7"/>
      <text:p text:style-name="P6">3.2)Implantations des listes par contiguïté</text:p>
      <text:p text:style-name="P7">Une liste occupe un ensembles de places contigues représentées par un tableau. Elle peut commencer et finir n'importe ou dans le tableau, on a intérêt à noter la longueur de la liste et l'indice de tête.</text:p>
      <text:p text:style-name="P7">Typedef struct {S tab[N];Nat h;Nat l;}Liste :</text:p>
      <text:p text:style-name="P7">opération efficace : tout les opérations sur la tête et queue de liste</text:p>
      <text:p text:style-name="P7">opérations non efficace : opérations au milieu</text:p>
      <text:p text:style-name="P7"/>
      <text:p text:style-name="P6">3.3)implantation par chaînage</text:p>
      <text:p text:style-name="P7">De manière analogues aux piles et files, on peut chaîner les éléments</text:p>
      <text:p text:style-name="P7">=&gt;listes chaînée ''simple''</text:p>
      <text:p text:style-name="P7">typedef struct strliste {S v;struct strliste * s;}Strlistre, * Liste ;</text:p>
      <text:p text:style-name="P7"/>
      <text:p text:style-name="P7">Pour completer cette structure de données, on peut ajouter un entête qui contient l'adresse de la tete, de la queue, et la longueur.</text:p>
      <text:p text:style-name="P7">Mais sinon sans ça :</text:p>
      <text:p text:style-name="P7">opérations efficace : opération en tête, insertion</text:p>
      <text:p text:style-name="P7">opérations non efficace : opération en queue, changement</text:p>
      <text:p text:style-name="P7"/>
      <text:p text:style-name="P6">Variante des listes chainées :</text:p>
      <text:p text:style-name="P7">=&gt;Liste chaînée circulaire</text:p>
      <text:p text:style-name="P7">1 opérations plus efficace : permutation</text:p>
      <text:p text:style-name="P7"/>
      <text:p text:style-name="P7">=&gt;liste circulaires doublement chaînée ou bilatère,symétrique,bidirectionnelle :</text:p>
      <text:p text:style-name="P7">c'est une liste circulaire dans les deux sens</text:p>
      <text:p text:style-name="P7">+opération en tête et en queue.</text:p>
      <text:p text:style-name="P7"/>
      <text:p text:style-name="P7">Typedef struct strliste {struct strlist * p;S v ; struct strliste *s;}Strliste, *Liste ; </text:p>
      <text:p text:style-name="P7"/>
      <text:p text:style-name="P7"/>
      <text:p text:style-name="P5">4)Une hiérarchie de sortes avec un ordre sur les éléments</text:p>
      <text:p text:style-name="P7"/>
      <text:p text:style-name="P7">-Sorte S définie par une théorie dites trivial</text:p>
      <text:p text:style-name="P7">spec TRIV étend BOOL</text:p>
      <text:p text:style-name="P7">Sorte S</text:p>
      <text:p text:style-name="P7">fspec</text:p>
      <text:p text:style-name="P7"/>
      <text:p text:style-name="P7">-Si une relation binaire d'égalité notée == est nécessaire, lors la sorte S est définie par la théorie suivante :</text:p>
      <text:p text:style-name="P7">spec EG étend TRIV</text:p>
      <text:p text:style-name="P7">operation :</text:p>
      <text:p text:style-name="P7">==,!= : S S → Bool</text:p>
      <text:p text:style-name="P7">axiomes :</text:p>
      <text:p text:style-name="P7">x==x = vrai</text:p>
      <text:p text:style-name="P7">x!= y =!(x==y)</text:p>
      <text:p text:style-name="P7">fspec</text:p>
      <text:p text:style-name="P7"/>
      <text:p text:style-name="P7">Rappel math :</text:p>
      <text:p text:style-name="P7">Déf : un préordre sur un ensemble E est une relation binaire dans E notée habituellement comme étant &lt;, reflexive et transitive.</text:p>
      <text:p text:style-name="P7">Def:La relation noté ~ définie par x ~ y = x&lt;=y et y&lt;=x est une relation d'équivalence.</text:p>
      <text:p text:style-name="P7">Def:Un ordre est un préordre antisymetrique, c'est à dire que ((x&lt;=y et y&lt;=x)=&gt;x==y)=vrai</text:p>
      <text:p text:style-name="P7">Def : Une relation binaire &lt;= sur E est dite totale si pour tout couple (x,y) de ExE alors x&lt;=y ou y&lt;=x. Dans ce cas == et ~ coincident.</text:p>
      <text:p text:style-name="P7"/>
      <text:p text:style-name="P7">Exemple : Prenons pour E le type Personne :</text:p>
      <text:p text:style-name="P7">typedef struct {Chaine nom;Nat num;}Personne ;</text:p>
      <text:p text:style-name="P7">-Nous pouvons y définir une relation de préordre &lt;= ainsi :</text:p>
      <text:p text:style-name="P7">Pour tout couple (x,y) de personnes</text:p>
      <text:p text:style-name="P7"><text:tab/>x&lt;=y si et seulement si x.nom &lt;=y.nom</text:p>
      <text:p text:style-name="P7">où &lt;= est l'ordre habituel sur les chaines de caractères.</text:p>
      <text:p text:style-name="P7">Vérifions que c'est un préordre mais pas un ordre :</text:p>
      <text:p text:style-name="P7">soit x=(« Dupont » ;123)</text:p>
      <text:p text:style-name="P7">soit y=(« Dupont » ;124)</text:p>
      <text:p text:style-name="P7">on a bien x&lt;=y et y&lt;=x <text:s/>mais pas x==y.</text:p>
      <text:p text:style-name="P7"/>
      <text:p text:style-name="P7">Si un préodre partiel(pas total) large &lt;= et strict &lt; sont exigés, nous utilisons la théorie preord ci dessous :</text:p>
      <text:p text:style-name="P7"/>
      <text:p text:style-name="P7">spec PREORD étend TRIV</text:p>
      <text:p text:style-name="P7">opérarion : &lt;=,&lt;,~ : S S → Bool</text:p>
      <text:p text:style-name="P7">axiomes :</text:p>
      <text:p text:style-name="P7">x&lt;=x=vrai</text:p>
      <text:p text:style-name="P7">(x&lt;=y et y&lt;=z) =&gt; (x&lt;=z)=vrai</text:p>
      <text:p text:style-name="P7">x&lt;y = x&lt;=y et non(y&lt;=x)</text:p>
      <text:p text:style-name="P7">x~y = x&lt;=y et y&lt;=x /*equivalence*/</text:p>
      <text:p text:style-name="P7"/>
      <text:p text:style-name="P7">-Si on souhaite un préordre total, nous noterons PREORDT</text:p>
      <text:p text:style-name="P7">spec PREORDT étend PREORD</text:p>
      <text:p text:style-name="P7">axiome :</text:p>
      <text:p text:style-name="P7">x&lt;=y ou y&lt;=x =vrai</text:p>
      <text:p text:style-name="P7"/>
      <text:p text:style-name="P7"/>
      <text:p text:style-name="P7">-Encore 2 autres théories :</text:p>
      <text:p text:style-name="P7">spec ORD étend PREORD</text:p>
      <text:p text:style-name="P7">axiomes :</text:p>
      <text:p text:style-name="P7">x~y = x==y</text:p>
      <text:p text:style-name="P7">fspec</text:p>
      <text:p text:style-name="P7"/>
      <text:p text:style-name="P7">spec ORDT étend ORD</text:p>
      <text:p text:style-name="P7">axiomes</text:p>
      <text:p text:style-name="P7"/>
      <text:p text:style-name="P7">-spec LISTE(EG,PREORDT)</text:p>
      <text:p text:style-name="P7"/>
      <text:p text:style-name="P7"/>
      <text:p text:style-name="P5">5)Listes triées</text:p>
      <text:p text:style-name="P7">Def : Une liste (x1,x2...xk) sur E munie d'un préordre total &lt;= est triée de manière croissante</text:p>
      <text:p text:style-name="P7">si xi &lt;= xj pour 1&lt;=i&lt;j&lt;=k</text:p>
      <text:p text:style-name="P7"/>
      <text:p text:style-name="P6">5.1)Spécification générique de listes triées</text:p>
      <text:p text:style-name="P7"/>
      <text:p text:style-name="P7">spec LISTET(EG,PREORDT) étend LISTE0</text:p>
      <text:p text:style-name="P7">sorte Listet sous-sorte listet &lt;=Liste /*sous-sorte des listes triées*/</text:p>
      <text:p text:style-name="P7">opérations</text:p>
      <text:p text:style-name="P7">/*on récupère les générateurs de base des listes et toutes leurs opérations*/</text:p>
      <text:p text:style-name="P7">triée Liste → Bool /*teste si une liste est triée*/</text:p>
      <text:p text:style-name="P7">listenouv : → listet</text:p>
      <text:p text:style-name="P7">adt : listet S → Listet /*nouvelle préconditions*/</text:p>
      <text:p text:style-name="P7">ins : listet S → listet</text:p>
      <text:p text:style-name="P7">(2 version de l'insertions :</text:p>
      <text:p text:style-name="P7">-insav(l,x) qui insère x dans l avant les élément y tel que x &lt;=y</text:p>
      <text:p text:style-name="P7">-insap(l,x) qui insère x dans l après les élément y tels que y&lt;=x)</text:p>
      <text:p text:style-name="P7">rech:listet S → Nat /*renvoie le plus petit rang ou 1er occurrence d'un élément */</text:p>
      <text:p text:style-name="P7"/>
      <text:p text:style-name="P7"/>
      <text:p text:style-name="P7">axiomes : l:liste ; x,y:S : lt : listet</text:p>
      <text:p text:style-name="P7">triée(lt) = vrai/*invariant des listes triées */</text:p>
      <text:p text:style-name="P7">triée(listenouv)=vrai</text:p>
      <text:p text:style-name="P7">triée(adjt(l,x)) = deux cas :</text:p>
      <text:p text:style-name="P7">-triée(adjt(listenouv,x)=vrai</text:p>
      <text:p text:style-name="P7">-triée(adjt(adjt(l,y),x) = x&lt;=y et triée(adjt(,l,y))</text:p>
      <text:p text:style-name="P7">-insav(listenouv,x)=adjt(ø,x)</text:p>
      <text:p text:style-name="P7">-insav(adjt(lt,y),x)=si x&lt;=y alors adjt(adjt(lt,x),y)</text:p>
      <text:p text:style-name="P7"><text:tab/><text:tab/><text:tab/>sinon adjt(insav(lt,x),y)</text:p>
      <text:p text:style-name="P7"/>
      <text:p text:style-name="P7">-insap(listenouv,x)=adjt(ø,x)</text:p>
      <text:p text:style-name="P7">-insap(adjt(lt,y),x)=si x&lt;y alors adjt(adjt(lt,y),x) sinon adjt(insap(lt,x),y)</text:p>
      <text:p text:style-name="P7">rech(listenouv,x)=0</text:p>
      <text:p text:style-name="P7">rech(adjt(lt,y),x)=si x&lt;y alors 0</text:p>
      <text:p text:style-name="P7"><text:tab/><text:tab/>sinon si x ==y alors 1</text:p>
      <text:p text:style-name="P7"><text:tab/><text:tab/>sinon avec i=rech(lt,x)</text:p>
      <text:p text:style-name="P7"><text:tab/><text:tab/><text:tab/>si i=0 alors 0</text:p>
      <text:p text:style-name="P7"><text:tab/><text:tab/><text:tab/>sinon i+1</text:p>
      <text:p text:style-name="P7"/>
      <text:p text:style-name="P7"/>
      <text:p text:style-name="P7">Autres versions de la recherche préparant à une implantation par un algo itératif.</text:p>
      <text:p text:style-name="P7">rech(l,x) = rseq(l,x,1,lgr(l)) <text:s/>1 et lgr(l) sont les borne de la recherche</text:p>
      <text:p text:style-name="P7">avec rseq(l,x,i,n)= si i&gt;=n || x&lt;=l[i]</text:p>
      <text:p text:style-name="P7"><text:tab/>alors si x==l[i] alors i sinon 0</text:p>
      <text:p text:style-name="P7"><text:tab/>sinon rseq(l,x,i+1,n)</text:p>
      <text:p text:style-name="P7"/>
      <text:p text:style-name="P7"/>
      <text:p text:style-name="P7">recherche dichotomiqu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09-20T10:02:08</meta:creation-date>
    <dc:date>2011-11-08T17:52:21</dc:date>
    <dc:creator>Dragonkill </dc:creator>
    <meta:editing-duration>P2DT7H48M29S</meta:editing-duration>
    <meta:editing-cycles>162</meta:editing-cycles>
    <meta:generator>LibreOffice/3.4$Linux LibreOffice_project/340m1$Build-302</meta:generator>
    <meta:document-statistic meta:table-count="2" meta:image-count="0" meta:object-count="0" meta:page-count="1" meta:paragraph-count="548" meta:word-count="2482" meta:character-count="14240" meta:non-whitespace-character-count="12156"/>
  </office:meta>
</office:document-meta>
</file>